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ucida Console1" svg:font-family="'Lucida Console'" style:font-family-generic="modern" style:font-pitch="fixed"/>
    <style:font-face style:name="Mangal1" svg:font-family="Mangal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ulim" svg:font-family="Gulim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Lucida Console1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font-name="Lucida Console1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paragraph-properties fo:margin-top="0cm" fo:margin-bottom="0cm"/>
      <style:text-properties style:font-name="Lucida Console1" fo:font-size="16pt" style:font-size-asian="16pt" style:font-size-complex="16pt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ucida Console1"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5.6000003814697pt" style:font-size-asian="25.6000003814697pt" style:font-size-complex="25.6000003814697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66cc66" style:text-outline="false" style:text-line-through-styl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483d8b" style:text-outline="false" style:text-line-through-styl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ucida Console1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cc66"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4500"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83d8b"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Lucida Console1" fo:font-size="16pt" fo:font-style="normal" fo:text-shadow="none" style:text-underline-style="none" style:letter-kerning="true" style:font-name-asian="Gulim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20" style:family="text">
      <style:text-properties fo:color="#c20cb9" style:text-outline="false" style:text-line-through-style="none" style:font-name="Lucida Console1" fo:font-size="16pt" fo:font-style="normal" fo:text-shadow="none" style:text-underline-style="none" fo:font-weight="bold" style:letter-kerning="true" style:font-name-asian="Gulim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Lucida Console1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6cc66" style:text-outline="false" style:text-line-through-style="none" style:font-name="Lucida Console1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483d8b" style:text-outline="false" style:text-line-through-style="none" style:font-name="Lucida Console1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4500" style:text-outline="false" style:text-line-through-style="none" style:font-name="Lucida Console1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0033" style:text-outline="false" style:text-line-through-style="none" style:font-name="Lucida Console1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font-name="Lucida Console1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ucida Console1" fo:font-size="26pt" style:font-size-asian="26pt" style:font-size-complex="26pt"/>
    </style:style>
    <style:style style:name="T28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cc66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45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483d8b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Liberation Sans" fo:font-size="20pt" fo:font-style="normal" fo:text-shadow="none" style:text-underline-style="none" fo:font-weight="normal" style:letter-kerning="true" style:font-name-asian="Gulim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0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6cc66" style:text-outline="false" style:text-line-through-style="none" style:font-name="Liberation Sans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Lucida Console1"/>
    </style:style>
    <style:style style:name="T38" style:family="text">
      <style:text-properties style:font-name="Lucida Console1" fo:font-size="20pt" style:font-size-asian="20pt" style:font-size-complex="20pt"/>
    </style:style>
    <style:style style:name="T3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3">The NumPy NDArray and Pandas DataFrame are <text:span text:style-name="T4">foundational data structures</text:span>.</text:p>
            <text:p text:style-name="P3"/>
            <text:p text:style-name="P3"/>
            <text:p text:style-name="P3">They support the eco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3">But they are restricted to memory.</text:p>
            <text:p text:style-name="P3"/>
            <text:p text:style-name="P3"/>
            <text:p text:style-name="P3">This is ok for 95% of cases, </text:p>
            <text:p text:style-name="P3">what about the other 5%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Many excellent streaming, out-of-core, and distributed alternatives exist</text:span></text:p>
              </text:list-item>
              <text:list-item>
                <text:p><text:span text:style-name="T7">Pandas-like</text:span></text:p>
                <text:list>
                  <text:list-item>
                    <text:p><text:span text:style-name="T6">PyTables</text:span></text:p>
                  </text:list-item>
                  <text:list-item>
                    <text:p><text:span text:style-name="T6">SQLAlchemy (Postgres, SQLite, MySQL, ...)</text:span></text:p>
                  </text:list-item>
                  <text:list-item>
                    <text:p><text:span text:style-name="T6">The HDFS world</text:span></text:p>
                    <text:list>
                      <text:list-item>
                        <text:p><text:span text:style-name="T6">Hadoop (Pig, Hive, ...)</text:span></text:p>
                      </text:list-item>
                      <text:list-item>
                        <text:p><text:span text:style-name="T6">Spark</text:span></text:p>
                      </text:list-item>
                      <text:list-item>
                        <text:p><text:span text:style-name="T6">Impa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Each approach is valid in a particular sit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 text:style-name="P5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 text:style-name="P5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12.179cm" svg:x="1.4cm" svg:y="5.6cm" presentation:class="outline" presentation:user-transformed="true">
          <draw:text-box>
            <text:p text:style-name="P3"/>
            <text:p text:style-name="P3">Foundations built to address these challenges must be adap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3">abstract compu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p/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ymbolic table expressions</text:span></text:p>
              </text:list-item>
            </text:list>
            <text:p><text:span text:style-name="T10">&gt;&gt;&gt;</text:span><text:span text:style-name="T11"> accounts = TableSymbol</text:span><text:span text:style-name="T10">(</text:span><text:span text:style-name="T12">'accounts'</text:span><text:span text:style-name="T11">, </text:span><text:span text:style-name="T12">'{id: int, name: string, balance: int}'</text:span><text:span text:style-name="T10">)</text:span><text:span text:style-name="T11"><text:line-break/></text:span><text:span text:style-name="T11"><text:line-break/></text:span><text:span text:style-name="T10">&gt;&gt;&gt;</text:span><text:span text:style-name="T11"> deadbeats = 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text:span text:style-name="T11"><text:line-break/></text:span><text:span text:style-name="T10">&gt;&gt;&gt;</text:span><text:span text:style-name="T11"> deadbeats</text:span><text:span text:style-name="T11"><text:line-break/></text:span><text:span text:style-name="T11">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/text:p>
            <text:list text:continue-numbering="true" text:style-name="L2">
              <text:list-item>
                <text:p><text:span text:style-name="T9">Computations on Python data types</text:span></text:p>
              </text:list-item>
            </text:list>
            <text:p><text:span text:style-name="T14">&gt;&gt;&gt;</text:span><text:span text:style-name="T15"> L = </text:span><text:span text:style-name="T14">[(</text:span><text:span text:style-name="T16">1</text:span><text:span text:style-name="T15">, </text:span><text:span text:style-name="T17">'Alice'</text:span><text:span text:style-name="T15">, </text:span><text:span text:style-name="T16">1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2</text:span><text:span text:style-name="T15">, </text:span><text:span text:style-name="T17">'Bob'</text:span><text:span text:style-name="T15">, </text:span><text:span text:style-name="T16">-2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3</text:span><text:span text:style-name="T15">, </text:span><text:span text:style-name="T17">'Charlie'</text:span><text:span text:style-name="T15">, </text:span><text:span text:style-name="T16">3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4</text:span><text:span text:style-name="T15">, </text:span><text:span text:style-name="T17">'Denis'</text:span><text:span text:style-name="T15">, </text:span><text:span text:style-name="T16">400</text:span><text:span text:style-name="T14">)</text:span><text:span text:style-name="T15">,</text:span><text:span text:style-name="T15"><text:line-break/></text:span><text:span text:style-name="T15"> <text:s text:c="8"/></text:span><text:span text:style-name="T14">(</text:span><text:span text:style-name="T16">5</text:span><text:span text:style-name="T15">, </text:span><text:span text:style-name="T17">'Edith'</text:span><text:span text:style-name="T15">, </text:span><text:span text:style-name="T16">-500</text:span><text:span text:style-name="T14">)]</text:span><text:span text:style-name="T15"><text:line-break/></text:span><text:span text:style-name="T15"><text:line-break/></text:span><text:span text:style-name="T14">&gt;&gt;&gt;</text:span><text:span text:style-name="T15"> compute</text:span><text:span text:style-name="T14">(</text:span><text:span text:style-name="T15">deadbeats, L</text:span><text:span text:style-name="T14">)</text:span><text:span text:style-name="T15"><text:line-break/></text:span><text:span text:style-name="T14">[</text:span><text:span text:style-name="T17">'Bob'</text:span><text:span text:style-name="T15">, </text:span><text:span text:style-name="T17">'Edith'</text:span><text:span text:style-name="T14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ymbolic table expressions</text:span></text:p>
              </text:list-item>
            </text:list>
            <text:p><text:span text:style-name="T10">&gt;&gt;&gt;</text:span><text:span text:style-name="T11"> accounts = TableSymbol</text:span><text:span text:style-name="T10">(</text:span><text:span text:style-name="T12">'accounts'</text:span><text:span text:style-name="T11">, </text:span><text:span text:style-name="T12">'{id: int, name: string, balance: int}'</text:span><text:span text:style-name="T10">)</text:span><text:span text:style-name="T11"><text:line-break/></text:span><text:span text:style-name="T11"><text:line-break/></text:span><text:span text:style-name="T10">&gt;&gt;&gt;</text:span><text:span text:style-name="T11"> deadbeats = 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text:span text:style-name="T11"><text:line-break/></text:span><text:span text:style-name="T10">&gt;&gt;&gt;</text:span><text:span text:style-name="T11"> deadbeats</text:span><text:span text:style-name="T11"><text:line-break/></text:span><text:span text:style-name="T11">accounts</text:span><text:span text:style-name="T10">[</text:span><text:span text:style-name="T11">accounts</text:span><text:span text:style-name="T10">[</text:span><text:span text:style-name="T12">'balance'</text:span><text:span text:style-name="T10">]</text:span><text:span text:style-name="T11"> </text:span><text:span text:style-name="T10">&lt;</text:span><text:span text:style-name="T11"> </text:span><text:span text:style-name="T13">0</text:span><text:span text:style-name="T10">][</text:span><text:span text:style-name="T12">'name'</text:span><text:span text:style-name="T10">]</text:span></text:p>
            <text:list text:continue-numbering="true" text:style-name="L2">
              <text:list-item>
                <text:p><text:span text:style-name="T9">Computations on Pandas DataFrames</text:span></text:p>
              </text:list-item>
            </text:list>
            <text:p><text:span text:style-name="T14">&gt;&gt;&gt; </text:span><text:span text:style-name="T18">df</text:span><text:span text:style-name="T14"> = </text:span><text:span text:style-name="T18">DataFrame</text:span><text:span text:style-name="T14">([(</text:span><text:span text:style-name="T16">1</text:span><text:span text:style-name="T14">, </text:span><text:span text:style-name="T17">'Alice'</text:span><text:span text:style-name="T14">, </text:span><text:span text:style-name="T16">100</text:span><text:span text:style-name="T14">),</text:span><text:span text:style-name="T14"><text:line-break/></text:span><text:span text:style-name="T14"> <text:s text:c="19"/>(</text:span><text:span text:style-name="T16">2</text:span><text:span text:style-name="T14">, </text:span><text:span text:style-name="T17">'Bob'</text:span><text:span text:style-name="T14">, </text:span><text:span text:style-name="T16">-200</text:span><text:span text:style-name="T14">),</text:span><text:span text:style-name="T14"><text:line-break/></text:span><text:span text:style-name="T14"> <text:s text:c="19"/>(</text:span><text:span text:style-name="T16">3</text:span><text:span text:style-name="T14">, </text:span><text:span text:style-name="T17">'Charlie'</text:span><text:span text:style-name="T14">, </text:span><text:span text:style-name="T16">300</text:span><text:span text:style-name="T14">),</text:span><text:span text:style-name="T14"><text:line-break/></text:span><text:span text:style-name="T14"> <text:s text:c="19"/>(</text:span><text:span text:style-name="T16">4</text:span><text:span text:style-name="T14">, </text:span><text:span text:style-name="T17">'Denis'</text:span><text:span text:style-name="T14">, </text:span><text:span text:style-name="T16">400</text:span><text:span text:style-name="T14">),</text:span><text:span text:style-name="T14"><text:line-break/></text:span><text:span text:style-name="T14"> <text:s text:c="19"/>(</text:span><text:span text:style-name="T16">5</text:span><text:span text:style-name="T14">, </text:span><text:span text:style-name="T17">'Edith'</text:span><text:span text:style-name="T14">, </text:span><text:span text:style-name="T16">-500</text:span><text:span text:style-name="T14">)],</text:span><text:span text:style-name="T14"><text:line-break/></text:span><text:span text:style-name="T14"> <text:s text:c="19"/></text:span><text:span text:style-name="T18">columns</text:span><text:span text:style-name="T14">=[</text:span><text:span text:style-name="T17">'id'</text:span><text:span text:style-name="T14">, </text:span><text:span text:style-name="T17">'name'</text:span><text:span text:style-name="T14">, </text:span><text:span text:style-name="T17">'balance'</text:span><text:span text:style-name="T14">])</text:span><text:span text:style-name="T14"><text:line-break/></text:span><text:span text:style-name="T14"><text:line-break/></text:span><text:span text:style-name="T14">&gt;&gt;&gt; </text:span><text:span text:style-name="T18">compute</text:span><text:span text:style-name="T14">(</text:span><text:span text:style-name="T18">deadbeats</text:span><text:span text:style-name="T14">, </text:span><text:span text:style-name="T18">df</text:span><text:span text:style-name="T14">)</text:span><text:span text:style-name="T14"><text:line-break/></text:span><text:span text:style-name="T18">1 <text:s text:c="5"/>Bob</text:span><text:span text:style-name="T18"><text:line-break/></text:span><text:span text:style-name="T18">4 <text:s text:c="3"/>Edith</text:span><text:span text:style-name="T18"><text:line-break/></text:span><text:span text:style-name="T18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3">uniform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7" draw:text-style-name="P8" draw:layer="layout" svg:width="25.199cm" svg:height="16.255cm" svg:x="1.4cm" svg:y="0.837cm" presentation:class="subtitle">
          <draw:text-box>
            <text:p text:style-name="P8">Spinning up a new technology is expens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7" draw:text-style-name="P8" draw:layer="layout" svg:width="25.199cm" svg:height="16.255cm" svg:x="1.4cm" svg:y="0.837cm" presentation:class="subtitle">
          <draw:text-box>
            <text:p text:style-name="P8">Keeping up with the changing landscape frustrates data scientis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p text:style-name="P9"><text:span text:style-name="T19">$ </text:span><text:span text:style-name="T20">cat</text:span><text:span text:style-name="T21"> accounts.csv</text:span><text:span text:style-name="T21"><text:line-break/></text:span><text:span text:style-name="T21">id, name, balance</text:span><text:span text:style-name="T21"><text:line-break/></text:span><text:span text:style-name="T21">1, Alice, 100</text:span><text:span text:style-name="T21"><text:line-break/></text:span><text:span text:style-name="T21">2, Bob, -200</text:span><text:span text:style-name="T21"><text:line-break/></text:span><text:span text:style-name="T21">3, Charlie, 300</text:span><text:span text:style-name="T21"><text:line-break/></text:span><text:span text:style-name="T21">4, Denis, 400</text:span><text:span text:style-name="T21"><text:line-break/></text:span><text:span text:style-name="T21">5, Edith, -500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2">&gt;&gt;&gt;</text:span><text:span text:style-name="T21"> csv = CSV</text:span><text:span text:style-name="T22">(</text:span><text:span text:style-name="T23">'accounts.csv'</text:span><text:span text:style-name="T22">)</text:span><text:span text:style-name="T21"><text:line-break/></text:span><text:span text:style-name="T22">&gt;&gt;&gt;</text:span><text:span text:style-name="T21"> csv.columns</text:span><text:span text:style-name="T21"><text:line-break/></text:span><text:span text:style-name="T22">[</text:span><text:span text:style-name="T23">'id'</text:span><text:span text:style-name="T21">, </text:span><text:span text:style-name="T23">'name'</text:span><text:span text:style-name="T21">, </text:span><text:span text:style-name="T23">'balance'</text:span><text:span text:style-name="T22">]</text:span><text:span text:style-name="T21"><text:line-break/></text:span><text:span text:style-name="T21"><text:line-break/></text:span><text:span text:style-name="T22">&gt;&gt;&gt;</text:span><text:span text:style-name="T21"> csv.py</text:span><text:span text:style-name="T22">[</text:span><text:span text:style-name="T21">:</text:span><text:span text:style-name="T24">3</text:span><text:span text:style-name="T21">, </text:span><text:span text:style-name="T22">[</text:span><text:span text:style-name="T23">'name'</text:span><text:span text:style-name="T21">, </text:span><text:span text:style-name="T23">'balance'</text:span><text:span text:style-name="T22">]]</text:span><text:span text:style-name="T21"><text:line-break/></text:span><text:span text:style-name="T22">[(</text:span><text:span text:style-name="T23">'Alice'</text:span><text:span text:style-name="T21">, </text:span><text:span text:style-name="T24">100</text:span><text:span text:style-name="T22">)</text:span><text:span text:style-name="T21">, </text:span><text:span text:style-name="T22">(</text:span><text:span text:style-name="T23">'Bob'</text:span><text:span text:style-name="T21">, </text:span><text:span text:style-name="T24">-200</text:span><text:span text:style-name="T22">)</text:span><text:span text:style-name="T21">, </text:span><text:span text:style-name="T22">(</text:span><text:span text:style-name="T23">'Charlie'</text:span><text:span text:style-name="T21">, </text:span><text:span text:style-name="T24">300</text:span><text:span text:style-name="T22">)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p text:style-name="P9"><text:span text:style-name="T21">$ h5dump </text:span><text:span text:style-name="T25">-H</text:span><text:span text:style-name="T21"> accounts.hdf5</text:span><text:span text:style-name="T21"><text:line-break/></text:span><text:span text:style-name="T21">HDF5 "accounts.hdf5" {</text:span><text:span text:style-name="T21"><text:line-break/></text:span><text:span text:style-name="T21">GROUP "/" {</text:span><text:span text:style-name="T21"><text:line-break/></text:span><text:span text:style-name="T21"> <text:s text:c="2"/>DATASET "accounts" {</text:span><text:span text:style-name="T21"><text:line-break/></text:span><text:span text:style-name="T21"> <text:s text:c="5"/>DATATYPE <text:s/>H5T_COMPOUND {</text:span><text:span text:style-name="T21"><text:line-break/></text:span><text:span text:style-name="T21"> <text:s text:c="8"/>H5T_STD_I64LE "id";</text:span><text:span text:style-name="T21"><text:line-break/></text:span><text:span text:style-name="T21"> <text:s text:c="8"/>H5T_STRING {</text:span><text:span text:style-name="T21"><text:line-break/></text:span><text:span text:style-name="T21"> <text:s text:c="11"/>STRSIZE H5T_VARIABLE;</text:span><text:span text:style-name="T21"><text:line-break/></text:span><text:span text:style-name="T21"> <text:s text:c="11"/>STRPAD H5T_STR_NULLTERM;</text:span><text:span text:style-name="T21"><text:line-break/></text:span><text:span text:style-name="T21">...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2">&gt;&gt;&gt;</text:span><text:span text:style-name="T21"> hdf5 = HDF5</text:span><text:span text:style-name="T22">(</text:span><text:span text:style-name="T23">'accounts.hdf5'</text:span><text:span text:style-name="T21">, </text:span><text:span text:style-name="T23">'/accounts'</text:span><text:span text:style-name="T22">)</text:span><text:span text:style-name="T21"><text:line-break/></text:span><text:span text:style-name="T22">&gt;&gt;&gt;</text:span><text:span text:style-name="T21"> hdf5.columns</text:span><text:span text:style-name="T21"><text:line-break/></text:span><text:span text:style-name="T22">[</text:span><text:span text:style-name="T23">'id'</text:span><text:span text:style-name="T21">, </text:span><text:span text:style-name="T23">'name'</text:span><text:span text:style-name="T21">, </text:span><text:span text:style-name="T23">'balance'</text:span><text:span text:style-name="T22">]</text:span><text:span text:style-name="T21"><text:line-break/></text:span><text:span text:style-name="T21"><text:line-break/></text:span><text:span text:style-name="T22">&gt;&gt;&gt;</text:span><text:span text:style-name="T21"> hdf5.py</text:span><text:span text:style-name="T22">[</text:span><text:span text:style-name="T21">:</text:span><text:span text:style-name="T24">3</text:span><text:span text:style-name="T21">, </text:span><text:span text:style-name="T22">[</text:span><text:span text:style-name="T23">'name'</text:span><text:span text:style-name="T21">, </text:span><text:span text:style-name="T23">'balance'</text:span><text:span text:style-name="T22">]]</text:span><text:span text:style-name="T21"><text:line-break/></text:span><text:span text:style-name="T22">[(</text:span><text:span text:style-name="T23">'Alice'</text:span><text:span text:style-name="T21">, </text:span><text:span text:style-name="T24">100</text:span><text:span text:style-name="T22">)</text:span><text:span text:style-name="T21">, </text:span><text:span text:style-name="T22">(</text:span><text:span text:style-name="T23">'Bob'</text:span><text:span text:style-name="T21">, </text:span><text:span text:style-name="T24">-200</text:span><text:span text:style-name="T22">)</text:span><text:span text:style-name="T21">, </text:span><text:span text:style-name="T22">(</text:span><text:span text:style-name="T23">'Charlie'</text:span><text:span text:style-name="T21">, </text:span><text:span text:style-name="T24">300</text:span><text:span text:style-name="T22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6"/></text:p>
            <text:p text:style-name="P9"><text:span text:style-name="T22"/></text:p>
            <text:p text:style-name="P9"><text:span text:style-name="T22">&gt;&gt;&gt;</text:span><text:span text:style-name="T21"> sql = SQL</text:span><text:span text:style-name="T22">(</text:span><text:span text:style-name="T23">'postgresql://user:pass@hostname/'</text:span><text:span text:style-name="T21">, </text:span><text:span text:style-name="T23">'accounts'</text:span><text:span text:style-name="T22">)</text:span><text:span text:style-name="T21"><text:line-break/></text:span><text:span text:style-name="T22">&gt;&gt;&gt;</text:span><text:span text:style-name="T21"> sql.columns</text:span><text:span text:style-name="T21"><text:line-break/></text:span><text:span text:style-name="T22">[</text:span><text:span text:style-name="T23">'id'</text:span><text:span text:style-name="T21">, </text:span><text:span text:style-name="T23">'name'</text:span><text:span text:style-name="T21">, </text:span><text:span text:style-name="T23">'balance'</text:span><text:span text:style-name="T22">]</text:span><text:span text:style-name="T21"><text:line-break/></text:span><text:span text:style-name="T21"><text:line-break/></text:span><text:span text:style-name="T22">&gt;&gt;&gt;</text:span><text:span text:style-name="T21"> sql.py</text:span><text:span text:style-name="T22">[</text:span><text:span text:style-name="T21">:</text:span><text:span text:style-name="T24">3</text:span><text:span text:style-name="T21">, </text:span><text:span text:style-name="T22">[</text:span><text:span text:style-name="T23">'name'</text:span><text:span text:style-name="T21">, </text:span><text:span text:style-name="T23">'balance'</text:span><text:span text:style-name="T22">]]</text:span><text:span text:style-name="T21"><text:line-break/></text:span><text:span text:style-name="T22">[(</text:span><text:span text:style-name="T23">'Alice'</text:span><text:span text:style-name="T21">, </text:span><text:span text:style-name="T24">100</text:span><text:span text:style-name="T22">)</text:span><text:span text:style-name="T21">, </text:span><text:span text:style-name="T22">(</text:span><text:span text:style-name="T23">'Bob'</text:span><text:span text:style-name="T21">, </text:span><text:span text:style-name="T24">-200</text:span><text:span text:style-name="T22">)</text:span><text:span text:style-name="T21">, </text:span><text:span text:style-name="T22">(</text:span><text:span text:style-name="T23">'Charlie'</text:span><text:span text:style-name="T21">, </text:span><text:span text:style-name="T24">300</text:span><text:span text:style-name="T22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7">iter(csv)</text:span></text:p>
                  </text:list-item>
                  <text:list-item>
                    <text:p>Extension: <text:span text:style-name="T27">csv.extend(...)</text:span></text:p>
                  </text:list-item>
                  <text:list-item>
                    <text:p>Item access: <text:s/><text:span text:style-name="T27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7">csv.chunks()</text:span></text:p>
                  </text:list-item>
                  <text:list-item>
                    <text:p>Extension: <text:span text:style-name="T27">csv.extend_chunks(...)</text:span></text:p>
                  </text:list-item>
                  <text:list-item>
                    <text:p>Item access: <text:s/><text:span text:style-name="T27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7">iter(sql)</text:span></text:p>
                  </text:list-item>
                  <text:list-item>
                    <text:p>Extension: <text:span text:style-name="T27">sql.extend(...)</text:span></text:p>
                  </text:list-item>
                  <text:list-item>
                    <text:p>Item access: <text:s/><text:span text:style-name="T27">sql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7">sql.chunks()</text:span></text:p>
                  </text:list-item>
                  <text:list-item>
                    <text:p>Extension: <text:span text:style-name="T27">sql.extend_chunks(...)</text:span></text:p>
                  </text:list-item>
                  <text:list-item>
                    <text:p>Item access: <text:s/><text:span text:style-name="T27">sql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r-Data Interaction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p><text:span text:style-name="T28"/></text:p>
            <text:p text:style-name="P11"><text:span text:style-name="T29">&gt;&gt;&gt;</text:span><text:span text:style-name="T30"> csv.py</text:span><text:span text:style-name="T29">[</text:span><text:span text:style-name="T30">:</text:span><text:span text:style-name="T31">3</text:span><text:span text:style-name="T30">, </text:span><text:span text:style-name="T29">[</text:span><text:span text:style-name="T32">'name'</text:span><text:span text:style-name="T30">, </text:span><text:span text:style-name="T32">'balance'</text:span><text:span text:style-name="T29">]]</text:span><text:span text:style-name="T30"><text:line-break/></text:span><text:span text:style-name="T29">[(</text:span><text:span text:style-name="T32">'Alice'</text:span><text:span text:style-name="T30">, </text:span><text:span text:style-name="T31">100</text:span><text:span text:style-name="T29">)</text:span><text:span text:style-name="T30">, </text:span><text:span text:style-name="T29">(</text:span><text:span text:style-name="T32">'Bob'</text:span><text:span text:style-name="T30">, </text:span><text:span text:style-name="T31">-200</text:span><text:span text:style-name="T29">)</text:span><text:span text:style-name="T30">, </text:span><text:span text:style-name="T29">(</text:span><text:span text:style-name="T32">'Charlie'</text:span><text:span text:style-name="T30">, </text:span><text:span text:style-name="T31">300</text:span><text:span text:style-name="T29">)]</text:span><text:span text:style-name="T30"><text:line-break/></text:span><text:span text:style-name="T30"/></text:p>
            <text:p text:style-name="P11"><text:span text:style-name="T29">&gt;&gt;&gt;</text:span><text:span text:style-name="T30"> json.py</text:span><text:span text:style-name="T29">[</text:span><text:span text:style-name="T30">:</text:span><text:span text:style-name="T31">3</text:span><text:span text:style-name="T30">, </text:span><text:span text:style-name="T29">[</text:span><text:span text:style-name="T32">'name'</text:span><text:span text:style-name="T30">, </text:span><text:span text:style-name="T32">'balance'</text:span><text:span text:style-name="T29">]]</text:span><text:span text:style-name="T30"><text:line-break/></text:span><text:span text:style-name="T29">[(</text:span><text:span text:style-name="T32">'Alice'</text:span><text:span text:style-name="T30">, </text:span><text:span text:style-name="T31">100</text:span><text:span text:style-name="T29">)</text:span><text:span text:style-name="T30">, </text:span><text:span text:style-name="T29">(</text:span><text:span text:style-name="T32">'Bob'</text:span><text:span text:style-name="T30">, </text:span><text:span text:style-name="T31">-200</text:span><text:span text:style-name="T29">)</text:span><text:span text:style-name="T30">, </text:span><text:span text:style-name="T29">(</text:span><text:span text:style-name="T32">'Charlie'</text:span><text:span text:style-name="T30">, </text:span><text:span text:style-name="T31">300</text:span><text:span text:style-name="T29">)]</text:span><text:span text:style-name="T30"><text:line-break/></text:span><text:span text:style-name="T30"/></text:p>
            <text:p text:style-name="P11"><text:span text:style-name="T29">&gt;&gt;&gt;</text:span><text:span text:style-name="T30"> hdf5.py</text:span><text:span text:style-name="T29">[</text:span><text:span text:style-name="T30">:</text:span><text:span text:style-name="T31">3</text:span><text:span text:style-name="T30">, </text:span><text:span text:style-name="T29">[</text:span><text:span text:style-name="T32">'name'</text:span><text:span text:style-name="T30">, </text:span><text:span text:style-name="T32">'balance'</text:span><text:span text:style-name="T29">]]</text:span><text:span text:style-name="T30"><text:line-break/></text:span><text:span text:style-name="T29">[(</text:span><text:span text:style-name="T32">'Alice'</text:span><text:span text:style-name="T30">, </text:span><text:span text:style-name="T31">100</text:span><text:span text:style-name="T29">)</text:span><text:span text:style-name="T30">, </text:span><text:span text:style-name="T29">(</text:span><text:span text:style-name="T32">'Bob'</text:span><text:span text:style-name="T30">, </text:span><text:span text:style-name="T31">-200</text:span><text:span text:style-name="T29">)</text:span><text:span text:style-name="T30">, </text:span><text:span text:style-name="T29">(</text:span><text:span text:style-name="T32">'Charlie'</text:span><text:span text:style-name="T30">, </text:span><text:span text:style-name="T31">300</text:span><text:span text:style-name="T29">)]</text:span><text:span text:style-name="T30"><text:line-break/></text:span><text:span text:style-name="T30"/></text:p>
            <text:p text:style-name="P11"><text:span text:style-name="T29">&gt;&gt;&gt;</text:span><text:span text:style-name="T30"> sql.py</text:span><text:span text:style-name="T29">[</text:span><text:span text:style-name="T30">:</text:span><text:span text:style-name="T31">3</text:span><text:span text:style-name="T30">, </text:span><text:span text:style-name="T29">[</text:span><text:span text:style-name="T32">'name'</text:span><text:span text:style-name="T30">, </text:span><text:span text:style-name="T32">'balance'</text:span><text:span text:style-name="T29">]]</text:span><text:span text:style-name="T30"><text:line-break/></text:span><text:span text:style-name="T29">[(</text:span><text:span text:style-name="T32">'Alice'</text:span><text:span text:style-name="T30">, </text:span><text:span text:style-name="T31">100</text:span><text:span text:style-name="T29">)</text:span><text:span text:style-name="T30">, </text:span><text:span text:style-name="T29">(</text:span><text:span text:style-name="T32">'Bob'</text:span><text:span text:style-name="T30">, </text:span><text:span text:style-name="T31">-200</text:span><text:span text:style-name="T29">)</text:span><text:span text:style-name="T30">, </text:span><text:span text:style-name="T29">(</text:span><text:span text:style-name="T32">'Charlie'</text:span><text:span text:style-name="T30">, </text:span><text:span text:style-name="T31">300</text:span><text:span text:style-name="T29">)]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-Data Interaction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p><text:span text:style-name="T30"/></text:p>
            <text:list text:style-name="L2">
              <text:list-item>
                <text:p><text:span text:style-name="T33">CSV to SQL</text:span></text:p>
              </text:list-item>
            </text:list>
            <text:p text:style-name="P11"><text:span text:style-name="T29">&gt;&gt;&gt;</text:span><text:span text:style-name="T30"> sql.extend</text:span><text:span text:style-name="T29">(</text:span><text:span text:style-name="T34">iter</text:span><text:span text:style-name="T29">(</text:span><text:span text:style-name="T30">csv</text:span><text:span text:style-name="T29">))</text:span></text:p>
            <text:p text:style-name="P11"><text:span text:style-name="T35"/></text:p>
            <text:p text:style-name="P11"><text:span text:style-name="T18"/></text:p>
            <text:list text:continue-numbering="true" text:style-name="L2">
              <text:list-item>
                <text:p><text:span text:style-name="T36">SQL to HDF5</text:span></text:p>
              </text:list-item>
            </text:list>
            <text:p><text:span text:style-name="T29">&gt;&gt;&gt;</text:span><text:span text:style-name="T30"> hdf5.extend_chunks</text:span><text:span text:style-name="T29">(</text:span><text:span text:style-name="T30">sql.chunks</text:span><text:span text:style-name="T29">())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37">g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boundaries between different compute and data backends</text:p>
                <text:list>
                  <text:list-item>
                    <text:p>Naming conventions differ</text:p>
                  </text:list-item>
                  <text:list-item>
                    <text:p>Storage differs</text:p>
                  </text:list-item>
                </text:list>
              </text:list-item>
              <text:list-item>
                <text:p>Need glue to help connect them</text:p>
                <text:list>
                  <text:list-item>
                    <text:p>Uniform way to write the types</text:p>
                  </text:list-item>
                  <text:list-item>
                    <text:p>Efficient intermediate storage and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shape provides an array type syntax</text:p>
              </text:list-item>
              <text:list-item>
                <text:p>Datashape can map to many backend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calars</text:span></text:p>
                <text:list>
                  <text:list-item>
                    <text:p><text:span text:style-name="T38">bool</text:span></text:p>
                  </text:list-item>
                  <text:list-item>
                    <text:p><text:span text:style-name="T38">int</text:span></text:p>
                  </text:list-item>
                  <text:list-item>
                    <text:p><text:span text:style-name="T38">real</text:span></text:p>
                  </text:list-item>
                  <text:list-item>
                    <text:p><text:span text:style-name="T38">complex</text:span></text:p>
                  </text:list-item>
                </text:list>
              </text:list-item>
              <text:list-item>
                <text:p><text:span text:style-name="T2">Arrays</text:span></text:p>
                <text:list>
                  <text:list-item>
                    <text:p><text:span text:style-name="T38">100 * 50 * real</text:span></text:p>
                  </text:list-item>
                </text:list>
              </text:list-item>
              <text:list-item>
                <text:p><text:span text:style-name="T2">Tables</text:span></text:p>
                <text:list>
                  <text:list-item>
                    <text:p><text:span text:style-name="T38">var * {name: string, height: real, birthday: date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data glue</text:p>
                <text:list>
                  <text:list-item>
                    <text:p>Uses datashape type system</text:p>
                  </text:list-item>
                  <text:list-item>
                    <text:p>Understands many standard binary/text formats</text:p>
                  </text:list-item>
                </text:list>
              </text:list-item>
              <text:list-item>
                <text:p>Array-oriented storage and compute</text:p>
                <text:list>
                  <text:list-item>
                    <text:p>Similar to NumPy, but more gen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39">Notebook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ctions</text:p>
                <text:list>
                  <text:list-item>
                    <text:p>Compute</text:p>
                  </text:list-item>
                  <text:list-item>
                    <text:p>Data</text:p>
                  </text:list-item>
                </text:list>
              </text:list-item>
              <text:list-item>
                <text:p>Glue</text:p>
                <text:list>
                  <text:list-item>
                    <text:p>Datashape</text:p>
                  </text:list-item>
                  <text:list-item>
                    <text:p>Dy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ucida Console1" svg:font-family="'Lucida Console'" style:font-family-generic="modern" style:font-pitch="fixed"/>
    <style:font-face style:name="Mangal1" svg:font-family="Mangal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ulim" svg:font-family="Gulim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1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10T00:44:43.200000000</dc:date>
    <meta:editing-duration>PT7H33M41S</meta:editing-duration>
    <meta:editing-cycles>52</meta:editing-cycles>
    <meta:generator>LibreOffice/4.2.0.4$Windows_x86 LibreOffice_project/05dceb5d363845f2cf968344d7adab8dcfb2ba71</meta:generator>
    <meta:document-statistic meta:object-count="146"/>
  </office:meta>
</office:document-meta>
</file>